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47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1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28S</meta:editing-duration>
    <meta:editing-cycles>1249</meta:editing-cycles>
    <meta:generator>OpenOffice/4.1.15$Win32 OpenOffice.org_project/4115m2$Build-9813</meta:generator>
    <dc:date>2024-10-10T11:50:43.4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